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C80000017CBC684228.gif" manifest:media-type="image/gif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>
        <style:tab-stops>
          <style:tab-stop style:position="3.348in"/>
        </style:tab-stops>
      </style:paragraph-properties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ssignment <text:variable-set text:name="Assignment" office:value-type="float" office:value="16" style:data-style-name="N0">16</text:variable-set>: Impulse and Momentum</text:p>
      <text:p text:style-name="P1"/>
      <text:list xml:id="list178530793" text:style-name="L1">
        <text:list-item>
          <text:p text:style-name="P3">A 100 kg man is running at 2 m/s. <text:s/>What is his momentum?</text:p>
        </text:list-item>
      </text:list>
      <text:p text:style-name="P2"/>
      <text:p text:style-name="P2"/>
      <text:p text:style-name="P2"/>
      <text:p text:style-name="P2"/>
      <text:p text:style-name="P2"/>
      <text:list xml:id="list327174197" text:continue-numbering="true" text:style-name="L1">
        <text:list-item>
          <text:p text:style-name="P3">You push a shopping cart with a force of 15 newtons for two seconds. <text:s/>What is the impulse imparted on the shopping cart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956912671" text:continue-numbering="true" text:style-name="L1">
        <text:list-item>
          <text:p text:style-name="P3">An 800 kg car is driving eastward at 15 m/s. <text:s/>A 1500 kg truck is traveling westbound at 9 m/s. <text:s/>The vehicles collide and stick together. <text:s/>What is the final velocity of the vehicles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131381062" text:continue-numbering="true" text:style-name="L1">
        <text:list-item>
          <text:p text:style-name="P3">A 0.3 kg ball is rolling toward you at 4 m/s. <text:s/>You kick the ball with a force of 30 Newtons. <text:s/>You are in contact with the ball for 0.2 seconds. <text:s/>What is the final velocity of the ball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429368824" text:continue-numbering="true" text:style-name="L1">
        <text:list-item>
          <text:p text:style-name="P3">Billy-bob is standing on a skateboard. <text:s/>He throws a 0.5 kg ball toward the east at 5 m/s. <text:s/>If Billy-Bob has a mass of 80 kg, what velocity does he roll backward with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727617590" text:continue-numbering="true" text:style-name="L1">
        <text:list-item>
          <text:p text:style-name="P3"><text:soft-page-break/>A 75 kg wide-reciever is traveling north at 5 m/s. <text:s/>A 100 kg linebacker runs directly east at 4 m/s. The linebacker attempts to tackle the wide-reciever (and thus the two are stuck together after colliding). </text:p>
          <text:list>
            <text:list-item>
              <text:p text:style-name="P3">This collision was:</text:p>
            </text:list-item>
          </text:list>
        </text:list-item>
      </text:list>
      <text:p text:style-name="P2"><text:tab/><text:tab/>_____ Perfectly Elastic <text:tab/>_____ Perfectly Inelastic<text:tab/>_____Semi-elastic</text:p>
      <text:p text:style-name="P2"/>
      <text:list xml:id="list562068350" text:continue-numbering="true" text:style-name="L1">
        <text:list-item>
          <text:list>
            <text:list-item>
              <text:p text:style-name="P3">What is the final velocity of the two players? <text:s/>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806681919" text:continue-numbering="true" text:style-name="L1">
        <text:list-item>
          <text:list>
            <text:list-item>
              <text:p text:style-name="P3">What is their direction of travel?</text:p>
            </text:list-item>
          </text:list>
        </text:list-item>
      </text:list>
      <text:p text:style-name="P2"/>
      <text:p text:style-name="P2"/>
      <text:p text:style-name="P2"/>
      <text:list xml:id="list2093305291" text:continue-numbering="true" text:style-name="L1">
        <text:list-item>
          <text:p text:style-name="P3">Luke Skywalker has a mass of 55 kg, and is running toward Darth Vader at 2 m/s. <text:s/>Darth Vader kicks Luke, which sends him flying backward at 3 m/s. <text:s/>If Darth Vader's foot was in contact with Luke for 0.2 seconds, what is the size of the force that Darth Vader used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799631232" text:continue-numbering="true" text:style-name="L1">
        <text:list-item>
          <text:p text:style-name="P3">A blue billiard ball, with a mass of 0.25 kg, rolls toward the east at 1 m/s. <text:s/>It strikes a red billiard ball of the same mass that is traveling northward at 2 m/s. <text:s/>The blue ball comes to a complete stop. The time of contact between the balls is 0.25 seconds. <text:s/></text:p>
          <text:list>
            <text:list-item>
              <text:p text:style-name="P3">What is the final speed of the red ball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744070539" text:continue-numbering="true" text:style-name="L1">
        <text:list-item>
          <text:list>
            <text:list-item>
              <text:p text:style-name="P3">What direction does the red ball travel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845960126" text:continue-numbering="true" text:style-name="L1">
        <text:list-item>
          <text:list>
            <text:list-item>
              <text:p text:style-name="P3">What is the force that the blue ball put on the red one?</text:p>
            </text:list-item>
          </text:list>
        </text:list-item>
      </text:list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0902in" svg:y="-0.3799in" svg:width="0.4098in" svg:height="0.8in" draw:z-index="1"><draw:image xlink:href="Pictures/10000000000000C80000017CBC684228.gif" xlink:type="simple" xlink:show="embed" xlink:actuate="onLoad"/></draw:frame> <text:s text:c="11"/>Name:<text:tab/><text:tab/><text:date style:data-style-name="N37" text:date-value="2013-01-10T06:54:07" text:fixed="true" text:date-adjust="PT24H00M00S">01/11/13</text:date></text:p>
      </style:header>
      <style:footer>
        <text:p text:style-name="Footer">2nd Nine Weeks<text:tab/><text:page-number text:select-page="current">1</text:page-number>/<text:page-count>2</text:page-count><text:tab/>Assignment <text:variable-get text:name="Assignment" style:data-style-name="N0">16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0T06:54:07</meta:creation-date>
    <meta:editing-duration>P0D</meta:editing-duration>
    <meta:editing-cycles>2</meta:editing-cycles>
    <meta:generator>LibreOffice/3.5$Linux_X86_64 LibreOffice_project/350m1$Build-3</meta:generator>
    <meta:initial-creator>Jonas Williamson</meta:initial-creator>
    <dc:date>2013-01-10T06:54:54</dc:date>
    <dc:creator>Jonas Williamson</dc:creator>
    <meta:document-statistic meta:table-count="0" meta:image-count="1" meta:object-count="0" meta:page-count="2" meta:paragraph-count="18" meta:word-count="363" meta:character-count="1870" meta:non-whitespace-character-count="1503"/>
  </office:meta>
</office:document-meta>
</file>